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339cm" fo:text-align="start" style:justify-single-word="false" fo:orphans="2" fo:text-indent="0cm" style:auto-text-indent="false"/>
      <style:text-properties fo:font-variant="normal" fo:text-transform="none" fo:color="#000000" style:text-line-through-style="none" style:text-line-through-type="none" style:font-name="monospace" fo:font-size="8.39999961853027pt" fo:letter-spacing="normal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'Jardinerie', 'Monoprix Sablons', 'Paris West Mc Do', 'Bar-2', 'RÌ©sidence frÌ¬re', 'Bel Air', 'Orthodontiste', 'RÌ©cupÌ©ration fils bon endroit', 'Station de tram CharlÌ©ty', 'ACTIVITE RELIGIEUSE', 'Fast-Food', 'Garage mÌ©canique auto', 'Stationnement avant RÌ©sidence', 'IntermarchÌ© Super', 'MÌ©tro Saint-Philippe-du-Roule', 'RÌ©serve turelle-2', 'DIAGOL', 'Bus Vaillant - Beausse', 'METRO LIGNE 2 COLONEL FABIEN', 'Station / arrÌ»t\tGARE DE SAINT CLOUD', 'Buttes Chaumont-3', 'Stationnement voiture-6', 'Travail Le Port-Marly', 'Gare Champigny', 'Concession voiture', 'Livraison Travail-5', 'BLANCO JEANPHILIPPE MÌ©decin', 'Bureau de presse ou de tabac', 'Stationnement Taxi', 'Parc de la Folie Saint James', 'BUS 50 ARRET SAINT EXUPERY', 'Ecole et CollÌ¬ge privÌ©s Saint-Joseph', 'Gymse collÌ¬ge des Hautes Rayes', "Bus rue de l'ArrivÌ©e", 'ArrÌ»t de bus 64 Choisy Tolbiac', 'Bus Anvers-2', 'Visite ÌÊ personne', 'Stationnement-7', 'Travail 4', 'Chalet de vacances', 'Pharmacie Convention', 'AUCHAN', 'Point de passage-4', 'Bus Boulevard Murat', 'ARRET BUS - EugÌ¬ne Baujard', 'METRO LIGNE 2 BELLEVILLE', 'Boucherie', 'MÌ©tro Marx Dormoy', 'Amis 2', 'Stationnement-4', 'Station / arrÌ»t\tBOUCICAUT L8', 'Resto', 'Bus Clemenceau -2', "MusÌ©e d'Art Contemporain du Val-de-Marne (MAC/VAL)", 'Equipement sportif_espace vert', 'Boutique X', 'Edgar Quinet', 'Autre stationnement Gare de Rueil Malmaison', 'ContrÌ«le travail-13', 'Parking', 'Stationnement-9', 'Fils Leudeville', 'Travail - 15', 'Restaurant le Paradis', 'FrÌ¬re', 'Promede chien - 4', 'Station Essence', 'Stationnement du Lac', 'Travail - 25', 'POSTE', 'Castorama-2', 'Bus Volontaire Lecourbe', 'Promede', 'Golf de Feucherolles', 'MÌ©tro Garibaldi', 'Bus Avenue de la Redoute 2', 'Stationnement rue domicile', 'Travail 2', 'ArrÌ»t T1 Timbaud direction AsniÌ¬res', 'Visite ImmobiliÌ¬re extÌ©rieure', 'Mairie', 'Jacques-Henri Lartigue', 'Appartement 1', 'Maison de campagne', 'TÌ©lÌ©siÌ¬ge 15 - bas', 'Domicile-2', 'CLUB DE SPORT', 'Avis Location', 'Travail 2 - 2', 'Stationnement vÌ©lo-3', 'Cabaret Sauvage', 'Tram Gare Saint Denis', 'Travail : DÌ©pot', 'Stationnement vÌ©hicule', 'Boulangerie', 'Boulangerie-2', 'Patrouille travail-5', 'Bus 118 La Fontaine', 'Ìäcole privÌ©e Blanche de Louvencourt', 'Visite chantier', 'Stationnement 4 voiture', 'MÌ©diathÌ¬que', 'Rendez-vous client-7', 'BibliothÌ¬que Municipale', 'OpÌ©ra', 'Auchan-2', 'Ecole ElÌ©mentaire Vitruve', 'Tribul de Grande Instance', 'Bus avenue du bois prÌ©au', 'TRAM Parc de Saint-Cloud', 'Ami-4', 'Etablissement hospitalier', 'Accompagnement de personne : son Ì©pouse au garage', 'CrÌ¬che', 'SUPER U', 'GARE de Saint-Cloud', 'Lieu de travail-3', 'Amis fille', 'Bus Paul Vaillant Couturier', 'Castorama', 'Lieu sportif DANSE', 'BUS Parc Georges Brassens', 'Point de rendez-vous amie', 'Bus arrÌ»t proche domicile', 'Porte de Clichy', 'Eglise Saint-Etienne', 'Stationnement voiture-3', 'IkÌ©a', 'Cours Yoga', 'Restaurant La Plagne', 'Stationnement-10', 'Bus EgalitÌ©', 'Lieu de visite Parents', 'Espace vert 1', 'Point de passage fonctionnel 1', 'Buraliste / Tabac', 'Gare AchÌ¬res-Ville', 'Stationnement 8', 'ArrÌ»t 64 Gambetta', 'Fleuriste', 'Bus Avenue de la RÌ©publique-2', 'MarchÌ© du Blanc Mesnil', 'Gare de Meudon', 'Travail 5', 'Domicile 2', 'Boulangerie Patisserie Cochet Yves', 'AMIE', 'PRIMEUR', 'LEADER PRICE', 'Salon de thÌ©', 'Gemo', 'Bar', 'Epouse de son ami', 'Parc Monceau', 'RÌ©sidence AMIE', 'Gare Montreuil', 'Travail immeuble AXA', 'Visite-2', 'Alma - Marceau', 'Travail - 18', 'CENTRAL GYM FITNESS CLUB', 'Parc des 4 saisons', 'Gare de Saint Cyr', ' Maison des producteurs du pays', 'Malakoff - Plateau de Vanves', 'Centre commercial Palais des CongrÌ¬s Porte Maillot', "Bassin d'Apollon", 'La DÌ©fense', 'Station / arrÌ»t\tARGENTINE LIGNE 1', 'ContrÌ«le travail-10', 'RÌ©sidence', 'Lieu de travail-5', 'HÌ«pital Saint-Camille', 'Bus Avenue Europe -2', 'Lieu de rÌ©union', 'Gare Ablon', 'Borne VÌ©lib nå¡20001', 'Borne Autolib-4', 'RER La Courneuve Aubervilliers', 'Station de lavage automobile', 'Garage/concessionire automobile-5', 'Bus Bd Gambetta', 'TRAM Hopital Robert DebrÌ©', 'SupermarchÌ© COCCIMARKET', 'Tram Le village', 'DÌ©pose amie-2', 'Accompagnement famille GARE MONTPARSSE', 'Stationnement 2 voiture', 'Parking Gare Mantes la Jolie', 'RER Rueil Malmaison', 'Tram Mairie Villeneuve la Garenne', 'Domicile fille', 'ArrÌ»t de bus le clÌ© Saint Pierre', 'Dulauroy JoÌÇlle PSY', 'ContrÌ«le Chantier-2', 'Banque BNP', 'Opticien', 'Leroy Merlin', 'Tram Bobigny - Pablo Picasso', 'Bus Pont de Neuilly', 'Cremerie', 'BAR Sans soucis', 'RER nterre UniversitÌ©', 'ArrÌ»t de bus 63 Maubert Monge', 'METRO LIGNE 2 PHILIPPE AUGUSTE', 'Tram Timbaud', 'Bus Mairie Cachan', 'Gare Mantes La Jolie', 'Stationnement vÌ©lo', 'MÌ©tro Les Agnettes', 'Bus Place de Clichy', 'LA DEFENSE', 'Tram Issy Val de Seine', 'Occuliste', 'CENTRE SPORTIF', 'Boulangerie - 2', 'GARE DE MANTES LA JOLIE', 'Station / arrÌ»t\tTRAIN GARE VANVES', 'Tram Colombes', ' Bus Paul Vaillant couturier', 'Versailles chantiers', 'Castorama CoignÌ¬res', 'Centre commercial Bercy 2', 'Foyer la Madeleine', 'Lidl', 'MARCHE', 'Bus avenue Albert 1er', 'SELAS PHARMACIE DU CENTRE', 'COIFFEUR', 'PRESSE', 'Patrouille travail-2', 'Palais des congrÌ¬s', 'Place Parking', 'Travail - 27', 'BANQUE POPULAIRE VAL DE FRANCE', 'Maison Famille', 'Dia', 'ITALIE 2', 'Bus Auber Avenue de Paris', 'Bus Avenue de Clichy', 'ContrÌ«le travail-7', "Retrait d'argent", 'Teinturier', 'Amie-3', 'CAFE MONTPARSSE', 'Bus Marcel Sembat', 'MÌ©tro Mairie de Montreuil', 'LÌ¬che vitrines-2', 'Domicile Houilles', 'Bus Boulevard Victor Hugo 2', 'Bus Gare Joinville Le Pont Retour', 'Garage/concessionire automobile', 'BibliothÌ¬que Georges Brassens', 'RÌ©cupÌ©ration passager-2', 'Magasins surgelÌ©s', 'DÌ©pose participant-2', 'Circuit Nevers Magny Cours-2', 'Pressing-2', 'Point de passage aÌ©roport', 'Librairie', 'Les Moulineaux', 'RER A FONTEY SOUS BOIS', 'DÌ©pose du participant', "Stationnement l'Usine", 'Travail Buffalo Grill', 'Boulangerie CafÌ©tariat', 'Ami-3', 'Station / arrÌ»t\tMARX DORMOY', 'vide', 'Le Shakirail', 'Mc Do', 'Point de passage fonctionnel-6', 'DHL', 'Amie Cormeilles en Parisis', 'VÌ©lib borne rue Armand Carrel', 'ChÌ¢teau de Vincennes', 'Gardien immeuble fille', 'Station de lavage auto', 'BANQUE POPULAIRE RIVES DE PARIS', 'Station vÌ©lib 18006', 'Station / arrÌ»t\tBUS PLACE D ITALIE 83 27 47', 'Le Bloc', 'Garage/concessionire automobile-6', 'Buraliste : Euromillion', 'Travail-2', "Bassin d'Apollon-3", 'LECLERC', 'VÌ©lib borne nå¡11021', 'Restaurant Le Jardin', "Gare de l'Est", 'Bus Anvers', 'G20', 'Visite-3', 'RÌ©cupÌ©ration participant', 'Dentiste', 'Pause ForÌ»t-2', 'RÌ©sidence Soeur 1', 'BUS 115 - Terminus Porte des Lilas', 'Travail - 23', 'Printworks', 'Station / arrÌ»t\tMAIRIE DE MONTREUIL LIGNE 9', 'Ecole fille', 'Parc Pierre LagravÌ©re 1', 'Domicile conjoint', 'Jardin', <text:soft-page-break/>'Stationnement Ì©cole-4', "Salle des fÌ»tes lieu d'accueil", 'Parking Dia', 'Gare Montparsse', 'Vote', 'RÌ©sidence altertive', 'FC', 'Bus 27 Saint Michel', 'Espace Neuf Mois', 'No Youth Control', 'Stationnement voiture-2', 'Tram Porte de La Villette', 'Plaisance', 'Magasin Coccinelle', 'Travail 3', 'Gare Garches-Marnes-la-Coquette', 'Bus 180 hÌ«tel de ville', "Bus Place d'Italie", 'Boulangerie la Caravelle', 'Cave ÌÊ vin', 'Bus 63 CollÌ¬ge de France', 'Bus Paul Baruel', 'Magasin de tÌ©lÌ©phonie', 'RÌ©sidence niÌ¬ce', 'Toys r us', "Aire d'Autoroute de Beuzeville", 'ARRET BUS 189 - MarchÌ© de Clamart', 'RER Val de Fontey', 'Parc de BÌ©con', 'Centre commercial Carrefour Montesson_Stationnement', 'MEDIATHEQUE', 'Bus Pont de SÌ¬vres', 'Travail IntermarchÌ© Express', 'Staionnement Saint MandÌ©', 'Salle entraÌ¨nement', 'Pause Photo', 'Station Velib', 'RER B LA COURNEUVE AUBERVILLIERS', 'METRO LIGNE 12 CONVENTION', "Bus Tribul d'Instance", 'Gare du Nord', 'Stationnement ballade', 'DIA', 'L Abreuvoir de Mots', 'Magasin de vÌ»tements-2', 'Stationnement-11', 'Parc Pic', 'Domicile', 'Poste Essence Auchan', 'Parc', 'TÌ©lÌ©siÌ¬ge 2-3 - haut', "Caisse d'Epargne Cormeilles-en-parisis", 'Tramway Puteaux', "L'as Du Fallafel", 'ContrÌ«le travail-5', 'Golf des Yvelines parking', 'Ecole', 'DÌ©pose taxi', ' Magasin non alimentaire', 'STADE JEAN GUIMIER', 'HÌ«pital Foch', 'ThÌ©Ì¢tre Ìädouard VII', 'Circuit Nevers Magny Cours-3', 'RÌ©sidence neveu', 'Travail 1', 'Station nå¡ 12101', 'CafÌ©', 'Shopping', 'HÌ«tel de Ville', 'Bus Europe arrivÌ©e', 'Station nå¡ 11006', 'Famille Ì©loignÌ©e', 'Point de passage fonctionnel-5', 'Salon de thÌ© Boulangerie Aux DÌ©lices de Manon Neuilly', 'Magasin de vÌ»tements enfant-2', 'Picard', 'SociÌ©tÌ© GÌ©nÌ©rale', 'Travail entrÌ©e 1', "Bus Gare Saint Ouen L'AumÌ«ne Liesse", 'RER A NTERRE VILLE', 'Amis enfants', 'FRANPRIX', 'Stationnement-8', 'Accompagnement de personnes', 'Borne Taxi', 'Travail - 24', 'Le 42', 'HÌ©bergement altertif', 'VÌ©lib borne nå¡12025', 'TÌ©lÌ©siÌ¬ge 4 - bas', 'Travail Le Gradient', 'PARENTS', 'Gare Sarcelles', 'Point de passage fonctionnel -2', 'Boutique vÌ»tements', 'BASKET', 'RÌ©sidence SECONDAIRE', 'Agence immobiliÌ¬re-2', 'Bus rue des rosiers', 'CHANEL SiÌ¬ge Social Travail', 'SupermarchÌ© FRANPRIX TRAVAIL', 'BEAUX PARENTS', 'ContrÌ«le travail-9', 'Lieu du sÌ©miire', 'Casa dagusto', 'CARREFOUR (ET PLANET, MARKET, CITY, EXPRESS, CONTA', 'TRAM Les Coteaux', 'Patrouille travail-3', 'Maison de la culture', 'CafÌ©-2', 'MÌ©tro Anvers', "Stationnement Golf de l'Ile", 'Accompagnement de personne', 'Stationnemement travail 10', 'Maison de retraite', 'IntermarchÌ©', 'Gare de Mantes', 'RÌ©cupÌ©ration participant-2', 'Monoprix Belleville', 'Stationnement domicile-5', 'Pizza PaÌø', 'BUS N13 Volontaires - Vaugirard', 'Librairie HonorÌ©', 'Ecole-2', 'Bar Restaurant Tendre voyou', 'Paris Plage 2', 'Monoprix magasins du 19e et du 20e arrondissement', 'Parc Jean Witold', 'ZUMBA', 'Magasin de vÌ»tements', 'Point de passage fonctionnel-8', 'Tram Porte de Pantin', 'Sport', 'Rendez-vous couvoiturage', 'Rd-Pt des Champs ElysÌ©ess - FD Roosevelt', 'Gare Etaples', 'Bricorama', 'Banque POSTALE', 'Conteneur ÌÊ verre', 'Jules Joffrin', 'Bus Issy Val de Seine', 'Police Municipale', "Lieu d''accompagnement ECOLE", 'RER C GARE D AUSTERLITZ', 'TRAVAIL A-2', 'Station / arrÌ»t\tT5 LES CHOLETTES', 'Tram BelvÌ©dÌ¬re', 'Distributeur Automatique de Billets', 'Pizza', 'Gare Amiens', 'BUS 80 PLACE DE CLICHY', 'MÌ©tro Villiers', 'Travail - 9', 'TÌ©lÌ©siÌ¬ge 9 - haut', 'Voisins', 'Parc des Buttes Chaumont', 'Visite ÌÊ personnes', 'Norauto', 'Bus Jules Mansard', 'RESIDENCE COUSINE', 'Epicerie', 'LEVAIN ET TRADITION', 'Fc', 'Maison de famille', 'Travail 2', 'ChÌ¢teau du Clos de Vougeot', 'Stationnement Concorde', 'Stationnement 1', 'GARE DE FONTEY LE FLEURY', 'ArrÌ»t de bus 62 Choisy Tolbiac', 'Boulanger Patissier', 'KinÌ© de sa femme', 'Maison de Retraite', 'Photographe', 'Hotel', 'ArrÌ»t de bus-4', 'Client Rue Voltaire', "Bassin d'Apollon-4", 'Travail 13', 'Stationnement rendez-vous mÌ©dical', 'Ballade dans la coulÌ©e verte', 'GIBERT JEUNE GROUPE SA', 'Travail 7', ' Centre Commercial Les Flades 1 Place varre, 95200 Sarcelles, France', 'Bus Grande Rue', 'Stationnement formation-2', 'Stationnement rue du Repos', 'Charonne', 'METRO LIGNE 6 TIOLE', 'Laboratoire alyse-2', 'Mac Do', 'Stationnement 2 Racing', 'Stationnement jardinerie', "Gare d'Herblay", "Lieu d'accompagnement ECOLE", 'Auchan', 'PRESSE TABAC', 'Shopping-7', 'Gare de Trappes', 'Mairie de Saint MandÌ©', 'Restos du coeur', 'PARKING Domicile', 'HÌ«tel du lac concert', 'Printemps Haussmann', 'Stationnement-2', 'VÌ©lib borne Quai de Seine', 'MÌ©tro Denfert-Rochereau', 'ACTIVITE CULTURELLE', 'Maison Famille 2', 'Gare La DÌ©fense', 'MÌ©tro Saint Lazare', 'TENNIS', 'Station VÌ©lib St Ouen', "Salon de l'emploi", 'BUS 88 gare Mantes La Jolie', 'RÌ©sidence CONJOINT', 'Stationnement domicile-3', 'Boulinier', "Bus Droits de L'Homme", "Balade Feu d'artifice-2", 'Rendez-vous pro', 'Stationnement - Accompagnement de personne', 'Mairie annexe', 'Bus Gare Chatou', 'RER nterre PrÌ©fecture', 'MÌ©decin', "MÌ©tro place d'Italie", 'Stationnement 1bis', 'Racing club', 'BUS Copernic', 'ArrÌ»t bus 38 les Ecoles', 'Bus Avenue de la RÌ©publique', 'Pharmacie', ' Fabio Lucci', 'Place Daumesnil DÌ©pose participant', 'Station vÌ©lib-2', 'FAMILLE 2', 'Brocante-3', 'Bus Mairie du 17Ì¬me', 'Bus place de Clichy saint Petersbourg', 'ArrÌ»t bus 1 gare', 'RÌ©sidence secondaire', 'Circuit Nevers Magny Cours', 'Bus Convention Saint-Charles', 'TRAM Butte du Chapeau Rouge', 'Parents', 'Ancien Travail', 'FÌ»te Famille', 'Restaurant spÌ©cialitÌ©s turques', 'Truffaut', 'Centre commercial Carrefour Montesson', 'Sck Traiteur Oh Liban', 'PÌ«le emploi-2', 'Bus HÌ«pital Jean Rostand', 'Rencontre amicale-2', 'Commune de Paris ECOLE BERTHIER', 'Eglise', 'CitÌ© du CinÌ©ma', 'Tram Puteaux', 'Lidl Villepinte', 'ContrÌ«le travail-17', 'Stationnement vÌ©lo Brocante', 'RER A POISSY', 'MarchÌ© Place Verdun', " Les DÌ©lices de l'Orient", 'Station nå¡ 903', 'Travail - 30', 'Parking vÌ©hicule professionnel', 'Librairie-2', 'CafÌ©/bar', 'Stationnement 5', 'Amie', 'Station vÌ©lib 19013 LaumiÌ¬re', 'Bus BATIGNOLLES', 'La Poste RUE LITTRE', 'Fille', 'Lieu de Travail', 'La Poste-2', 'ArrÌ»t de bus La Plaine Stade de France', 'Travail - 5', 'PICARD SURGELES-2', 'ArrÌ»t HÌ«tel de Ville', "Hippodrome d'Auteuil", 'ArrÌ»t mairie de Plaisir', 'Gymse', 'CimetiÌ¬re', 'Travail PrÌ©fecture des Hauts de Seine', 'Restaurant Oasis', 'MarchÌ© des 4 routes', "Laboratoire d'alyse", 'RÌ©cupÌ©ration passager', 'Square LÌ©on Blum', 'Changement de mode', 'Stationnement Ì©cole-2', 'Traiteur chinois', 'Fin de Faim', 'Banque', 'Bus Alma-Marceau', 'Porte de Montreuil', 'Boulangerie bo', 'Travail DÌ©pose/rÌ©cupÌ©ration passagers', 'RÌ©sidence 2', 'BUS Parc de Saint-Cloud', 'PISCINE MUNICIPALE DE LA BUTTE AUX <text:soft-page-break/>CAILLES', 'Ecole de langue', 'Parc jardin commun', "Monop'", 'Bus EgalitÌ© Retour', 'Tabac-2', 'L EXPRESS BAR', 'PÌ«le Emploi', 'Teinturerie', 'Puces de Montreuil', 'Bus rue de France', 'Gare Saint-Lazare', 'Jardins du ruisseau', 'CARREFOUR CITY', 'Lieu de travail', 'Stade de France 3', 'BUS Val de Fontey RER', 'Pharmacie-2', 'Travail 6', 'Parc de Sceaux', 'CafÌ© Place de La RÌ©union', 'Bus Bourse', 'Station VÌ©lib travail', 'Auchan Cergy', 'Paris Plage 3', 'RÌ©sidence soeur', 'RÌ©publique', 'Tram Charlebourg', 'Stationnement-3', 'CRECHE', 'Station / arrÌ»t\tRER RUEIL MALMAISON', 'Bus Place Plainchamp', 'Restaurant japois', 'Travail NEXANS', "Gare Saint Ouen L'AumÌ«ne Liesse", 'Roland Garros', 'Stationnement', 'Stationnement travail', 'Coiffeur', 'ThÌ©Ì¢tre des amandiers', "MÌ©tro Mairie d'Issy", 'La fournÌ©e Duhesme', 'Travail - 13', 'Royal Telecom-2', 'Stationnement MarchÌ© aux Fruits', 'STATION VÌ©lib 12150', 'Puteaux', 'AÌ©roport Charles de Gaulle-2', 'BUS 115 - ArrÌ»t Chassagnole', 'VÌ©lib Station nå¡ 10114', 'Stationnement gare tram', 'Gare RER C Meudon Val Fleury', 'Gare de Plaisir Grignon', 'Gare RER de Saint Ouen', 'GARE DE VANVES MALAKOFF', 'RÌ©cupÌ©ration amie-2', 'DÌ©pose participant', 'Jardin Villemin - Nuit Blanche', 'LIGNE J GARE DE CORMEILLES EN PARISIS', 'Restaurant traditionnel', "Gare Saint Ouen L'AumÌ«ne Quartier de L'Eglise", 'Travail : SupermarchÌ©', 'Gare de Fontey sous Bois', 'Stationnement RER Rueil Malmaison', 'OstÌ©opathe', 'Quincaillerie', 'Tram Victor Basch', 'SÌ©verine', 'Station / arrÌ»t\tBAGNOLET LIGNE 3', 'TRAM Porte de Montreuil', 'Travail - 6', 'RÌ©sidence autre', 'Station / arrÌ»t\tCHARLES DE GAULLE ETOILE', 'VÌ©lib borne nå¡12025-2', 'Travail Amie', 'ArrÌ»t bus retour', 'SolfÌ©rino', 'Carrefour de SARTROUVILLE 2', 'Marchand de fruits et lÌ©gumes', 'Point de passage fonctionnel-7', 'Psychologue', 'Bus Convention-VouillÌ©', 'Stade Michel Ricard', 'ArrÌ»t de bus 1 la Poste', 'Ecole fils', 'ArrÌ»t de bus-5', 'Travail - 26', 'La fÌ»te des voisins-2', 'MONOPRIX', 'TRAVAIL A', 'Travail - 16', 'HÌ«pital nterre-2', 'Station / arrÌ»t\tBUS 244 ARRET LES GODARDES', 'Travail - 3', 'MÌ©tro Porte de Charenton', 'Cours ThÌ©Ì¢tre', 'Station essence-2', 'Le Fournil de Saint-Cloud', 'BUS Ancienne Mairie', 'Mc DO', 'Stationnement domicile-4', 'Lieu associatif RUE MSG GIBIER', "Restaurant du Golf de l'Ile", "Lieu d'accompagnement NOURRICE", 'Bus Rigollots', 'Judo', 'Informatique Internet Photocopie TÌ©lÌ©phonie', 'Bus Marx Dormoy', 'Fast food', 'ChÌ¢tillon - Montrouge', 'Local professionnel', 'BUS Centre administratif', "RER C Pont de l'Alma", 'Lieu associatif AIDE AUX ROMS D ILE DE FRANCE', 'Point de passage-3', 'Stationnement domicile', 'PÌ©diatre', 'Borne de taxi', 'AÌ©roport Charles de Gaulle', 'Bus rue Georges Dimitrov', 'AQUAGYM', "Lieu de visite Porte d'OrlÌ©ans", 'Bus Quai Georges Clemenceau', 'Gare Clichy Levallois', 'DOUCE AMIE', 'Bus ChÌ¢teau de Vincennes', 'Bureau de poste', 'Centre Leclerc Conflans', 'Gare Porchefontaine', 'Point de passage fonctionnel-4', 'Bus Avenue de La Redoute', 'Restaurant Courtepaille', 'Lieu de rÌ©sidence', 'ElectromÌ©ger', 'Maroquinier', 'Travail', 'MÌ©tro Georges V', 'Stationnement Gare la VerriÌ¬re', 'Stationnement Mont ValÌ©rien', 'Centre de Loisirs', 'Poste', 'ACTIVITE SPIRITUELLE', 'Essence-2', 'Expo Porte de Versailles', 'Bar Tabac Chez Pan', 'Restaurant', 'Aire de Repos des Chaudonnes', 'Fast Food', 'Ami 2', 'Travail - 28', 'Mercerie', 'Travail - DÌ©pÌ«t 2', 'ForÌ»t domaniale de Meudon', 'Lieu de visite', 'Amis', 'Parc Pierre LagravÌ©re', 'LÌ¬che vitrines', 'Point de passage fonctionnel-10', 'Stationnement domicile-8', 'Exotique Villepinte', 'Bus Avenue Europe', 'Stationnement-12', 'Travail 8', 'Domicile Fille', 'Bus Place de La RÌ©publique', 'RER E LES BOULLEREAUX CHAMPIGNY', 'La Poste', 'Bus DamrÌ©mont-Ordener', 'Centre commercial Carrefour Montesson-2', 'ChÌ¢teau de Commarin', 'Messe', 'RÌ©cupÌ©ration/DÌ©pose personne', 'Restaurant Le Marigny', 'Travail - 22', 'BUS 88 ARRET MAIRIE DE MAGNVILLE', 'Stationnement voiture - 2', 'DÌ©pose passager', 'Restaurant Novotel', 'Stationnement Poney Club', 'RÌ©sidence Soeur 2', 'TÌ©lÌ©siÌ¬ge 1 - bas', 'Carrefour', 'dÌ©pose participant', 'ArrÌ»t de bus 64 Olympiades', 'BUS 115 - ArrÌ»t Mairie de Montreuil - Pasteur', 'UGC MAILLOT', 'Le Celtique TABAC', 'Travail : Pizzeria', 'Point de passage fonctionnel 7', 'Bus Boulevard Victor Hugo', 'Le DÌ©lice de Bagnolet BOULANGER', 'MÌ©tro Le Peltier', 'Station / arrÌ»t\tBUS 126 ARRET ANDRE COIN GABRIEL P', 'Simply Market', 'Travail 16', 'LycÌ©e Ronceray', 'Ami', 'Station nå¡ 12009', "Delices d'Argenteuil BOULANGER", 'Domicile mÌ¬re', 'Boulanger', 'MosquÌ©e', 'ContrÌ«le travail-12', 'Domicile du pÌ¬re', 'Le Carillon', 'ArrÌ»t de bus 191 MÌ©decin', 'Beaux parents', 'CollÌ¬ge', 'La fÌ»te des voisins', 'Pont de Bezons', 'MÌ©tro Point de Levallois', 'Travail MUSEE CARVALET', 'Planet Sushi', 'Paris plage Quai de la Loire', 'Pyramides', 'SCOUTISME', 'Bus Boulevard E Branly', 'Station / arrÌ»t\tPASTEUR', 'Magasins dÌ©coration intÌ©rieur', 'Travail DÌ©pose/rÌ©cupÌ©ration passagers-5', 'Station nå¡ 13019', 'Rendez-vous client-4', 'VÌ©tÌ©riire', 'Gymse Yves du Manoir', 'RÌ©sidence autre CONJOINT', "Maison de l'emploi et de la formation", 'BUS 189 arrÌ»t jardin parisien coquelicots', 'Conservatoire', 'Osteopathe', 'Boite aux lettres La poste', 'Notaire', 'STADE', 'Domicile PÌ¬re', 'BOULANGER', 'Noz', 'Ìäcole Maternelle et Primaire Saint-Alexandre', 'Discussion avec collÌ¬gues', 'Stationnement avenue de la Paix', 'Magasin Ì©lectronique', 'ArrÌ»t bus 21 Daviel', 'Habitat', 'ArrÌ»t de bus 21 Luxembourg', 'Crypte archÌ©ologique du parvis Notre-Dame TRAVAIL', 'Station / arrÌ»t\tSAINT LAZARE', 'Visite ÌÊ un ami', 'Accompagnement de personne-2', 'Possimato Claude BOUCHER', 'Parking RÌ©sidence', 'Institut de Beaute', 'Conversation tÌ©lÌ©phonique', 'Stationnement domicile-6', 'Agence immobliÌ¬re', 'BUS Emile Zola', 'Street et sport', 'ArrÌ»t de bus 27 Les Ì©coles', 'Bus Rue Cogcq Jay', 'Espace vert proche TENNIS', 'Station VÌ©lib domicile', 'ArrÌ»t de tram musÌ©e de SÌ¬vres', 'PATINOIRE', 'Boulangerie 3', 'Descente moto', 'Photo 1', 'Restaurant Ikea', 'Tram MarchÌ© de St Denis', 'Stationnement voiture amie', 'Travail - 8', 'AMIS 2', 'Paris Discount', 'ArrÌ»t de bus JaurÌ¬s Branchard 272', 'Amie - 3', 'RER E BONDY', 'Brocante', 'GARE DE BECON LES BRUYERES', 'Station / arrÌ»t\tpierre et marie Curie ligne 7', 'Travail Gennevilliers', 'AMIS', 'Terminus CARS', 'STATION VÌ©lib 11030', 'Stationnement 2', 'Parking voiture', 'Salle commune', 'ECOLE', 'VÌ©lib borne nå¡18011', "Pont de l'Alma", 'CafÌ© des sports', 'Stationnement-6', 'Tram La Noue', 'Stationnement domicile-2', 'ArrÌ»t bus 21 Havre Haussmann', 'ArrÌ»t de bus 21 les Ì©coles', 'TRAMWAY T3b - ArrÌ»t Porte des Lilas', 'Bistro des Vosges', 'Gare de Drancy', 'Concession voiture-2', 'RÌ©sidence CONJOINTE', 'Travail <text:soft-page-break/>Le Gradient EntrÌ©e 2', 'Tram Station / arrÌ»t\tRER GARGES SARCELLES', 'Gare Val de Fontey', "Les Jardins d'Eole", 'ContrÌ«le travail-11', 'Rendez-vous mÌ©dical', 'Boulangerie RUE PY', 'RÌ©sidence autre SECONDAIRE', 'Stationnement -2', 'Equipement sportif', 'Boulangerie Patisserie Alves', 'Station / arrÌ»t\tRÌ©publique', 'RER C VITRY SUR SEINE', 'Garage/concessionire automobile-4', "ARRET BUS 191 - Carrefour de l'Insurrection", 'Station / arrÌ»t\tLIGNE 13 MALAKOFF RUE ETIENNE DOLET', 'GARE DE VAUCRESSON', 'Centre sportif', 'SupermarchÌ©', 'Auchan La CharitÌ© sur Loire', 'Point de passage fonctionnel 12', 'Attente de son Ì©pouse', 'CHEZ PAUL BOULANGER', 'Hotel du Circuit', 'TOTAL Access', 'Jardiland', 'Gare Saint Lazare', 'Station nå¡ 12108', 'Tabac', 'Gare de Lyon', 'Equipement mÌ©canique tracteur', 'Bus rue de la baigde', 'Borne Autolib-2', 'RDV', 'Bus Avenue Jean JaurÌ¬s', 'Pharmacie Saint Maur Desmoulins', 'MEDECIN', 'Bus Les Fontenelles', 'RÌ©sidence ex conjoint', 'Travail - 4', 'MÌ©tro La Motte Piquet Grenelle', 'Piscine municipale de Maisons Laffitte', 'Travail - 29', 'Stationnement Ì©cole', 'Jean-Claude Biguine', 'ArrÌ»t de bus', 'SITIS Market', 'Promede chien - 2', 'STATION VÌ©lib 12004', 'Restauration rapide', 'Travail - 39', 'La poste', 'Concours PÌ©tanque', 'Boutique Souvenirs', 'METRO PoissonniÌ¬re', 'MÌ©tro tion', 'CinÌ©ma', 'Station VÌ©lib Abbesses', 'ArrÌ»t Patay Tolbiac bus 64', 'Tram Pont de Bezon', 'ActivitÌ© spirituelle', 'Travail 10', 'Travail - 11', 'Restaurant Wasabi', 'Gare Fontey-sous-Bois', 'Bus avenue Atole France', 'Feu Vert', 'Bus Gare Saint-Lazare', 'MAIRIE ANNEXE', 'Sport Boulevard HÌ©loÌøse', 'Square Georges Brassens', 'DÌ©pose enfants Ecole ElÌ©mentaire Vitruve', 'La Recyclerie', 'Point ÌäphÌ©mÌ¬re', 'Station / arrÌ»t\tTRAM ADRIENNE BOLLAND 3', 'Restaurant - Paris 17', 'Station / arrÌ»t\tARRET JULES QUENTIN 159 OU 367', 'Boucherie-Boulangerie', 'Boutique vin', 'Station / arrÌ»t\tgare Sartrouville', 'ContrÌ«le travail-2', 'Station Brancion VouillÌ© 62', 'Leclerc', 'Bus rue Louis Talamoni', 'FAMILLE', 'Lieu associatif ACTIVITE RELIGIEUSE', 'Lieu sportif', 'Stationnement voiture', 'DÌ©filÌ© de mode', 'La DÌ©fense MÌ©tro Tram RER', 'Parking gare de Gennevilliers', 'BUS avenue Pasteur', 'MÌ©tro Alma Marceau', 'Bus Gare Sud Poissy', 'Stationnement 1 voiture', 'Trois fois rien', 'Lieu de visite BELLE FAMILLE', 'Mairie de quartier', 'Travail SÌ©t', 'Travail 1 - 2', 'Travail - 10', 'Tram Victor Bash', "Gare de l'Est SNCF", "IGN Institut tiol de l'Information GÌ©ographique et ForestiÌ¬re", 'Restaurant Tan Hong Phuc', 'Monoprix', 'ArrÌ»t bus Av de la Redoute', 'Commissariat Vanves', 'RÌ©union bd Brune', 'METRO LIGNE 5 BREGUET SABIN', 'Brico dÌ©co', 'TRAMWAY 2 PORTE D ISSY', 'LÌ¬che vitrine', 'Espace vert', 'ArrÌ»t de bus 27 Luxembourg', 'Travail 11', 'EntrÌ©e ligne 12 Marcadet - Poissonniers', 'EXPRESS 14_Gare Mantes la Jolie', 'ArrÌ»t Europe', 'Ìäglise Saints-Apotres Pierre Paul', 'Station / arrÌ»t\tJULES JOFFRIN', 'Eglise Saint Laurent', 'Amie 2 - COIFFEUR', 'Gare Malakoff', 'Eco fruits', 'PÌ©dicure', 'Square Villemin', 'Palais du Pain', 'Restaurant 1', 'Bab Boulangerie', 'Lieu de visite AMIS RUE GALVANI', 'Ecole enfants', 'Lieu associatif SIEGE DE L ASSOCIATION', 'Tram Les Milons', 'Stationnement rue de Paris', "Lieu d''accompagnement CONSERVATOIRE", 'Travail 3 Chantier', 'Centre culturel', 'Stationnement Centre Commercial VÌ©lizy 2', 'GÌ¨te', 'Carrefour city', 'Boulanger Rue Saint Denis', 'Famille', 'JBM Bureau Medical travail', 'MÌ©tro Quai de la gare', 'RER Joinville le Pont', 'EntrÌ©e du Bois de Vincennes', 'Restaurant Express Bar', 'Gibert Joseph', "Lieu d'accompagnement GARDE PARTAGEE", 'Carrefour Market', 'Stationnement 2 voiture', 'PONEY CLUB DE SURESNES', 'MARCHE PRIMEUR', 'Practice', 'RER A GARE DE NTERRE UNIVERSITE', 'Carrefour City', 'Gambetta', 'Rencontre amicale', 'Travail Chantier Aubergenville', 'Parking Souterrain', 'Centre commercial Leclerc', 'Travail - 2', 'RER La DÌ©fense', 'RÌ©sidence 2bis rue de Belfort', 'Travail : SupermarchÌ©-2', 'LIDL', 'Ìäglise Saint-Antoine de Padoue', 'Stationnement scooter - 2', 'Auchan Maurepas', 'IntermarchÌ© Express', 'Point de passage fonctionnel 13', 'TRAM Ella Fitzgerald-2', 'Tabac le Forum', 'Tram ThÌ©Ì¢tre GÌ©rard Philippe', 'Carrefour des Rigollots', 'Travail -2', 'Passy', 'Franprix', 'Bus Clichy', 'Bir Hakeim', 'TRAVAIL A-3', 'Travail : Grossiste', 'Stationnement formation', 'Psychiatre', "Mac Dold's-Lognes", "Jardins d'Albert Khan", 'Domicile Fils', 'Amie - 1', 'Maman', 'ArrÌ»t cc les merisiers-2', ' Jardinerie de Chevreuse', 'Stationnement voiture-4', 'Stationnement Mare Saint-James', 'ArrÌ»t T1 Timbaud', 'ArrÌ»t toilettes', 'Station VÌ©lib-2', 'Lieu de visite SOEUR', "METRO Gare de l'Est", 'Stationnement Puteaux', 'Stationnement Racing', 'BUS 289 ARRET VAL FLEURY', 'Stationnement travail 16', 'Bus Rue du Bac?ÛÒRenÌ© Char', 'CinÌ©ma MÌ©garama', 'Gare de Lyon RER Metro', "Restaurant d'entreprise", 'Banque La Poste', 'Stationnement Ì©quipement sportif', 'ArrÌ»t de bus retour travail', 'Magasin Bricolage : Castorama', 'Parking Cligncourt', 'Troc 3000', 'Salle de rÌ©union', 'ArrÌ»t de bus-2', 'Travail - DÌ©pÌ«t', 'TRAM ASNIERES LES COURTILLES', 'Parc rue Gast', 'Lieu sportif EMILE ANTHOINE', 'Cabinet vÌ©tÌ©riire des Dr BOUVRESSE et FREY', 'MÌ©decin traitant', 'Bus 129 aller', 'RÌ©cupÌ©ration personne', 'Leader Price', 'Relais colis', 'Station VÌ©lib nå¡ 8113', 'Gare Stade', 'Golf tiol parking', 'Travail Ìäglise AmÌ©ricaine', 'Station / arrÌ»t\tMONTAIGNE BUS 50', 'Station / arrÌ»t\tBELLEVILLE', 'RER C CHAVILLE VELIZY', "Le Gobelet d'Argent", 'Domcile', 'Golf Rueil Malmaison', 'Point de passage fonctionnel', 'Stationnement scooter - 1', 'Travail - 1', 'Garage', 'Gare RER Saint Gratien', 'Stationnement-5', 'Bus rue de ClÌ©ry', 'Cordonnier', " Le Comptoir de l'Ancienne", 'Maison Hardel BOULANGERIE', 'Piscine municipale Franck Esposito', 'COIFFURE MICHEL', 'Rendez-vous', 'MarchÌ©', 'Cantine', 'Travail Rue de la GaitÌ©', 'Amis-2', 'Bus Corentin Celton', 'RER Station / arrÌ»t\tNTERRE VILLE', 'Stationnement Club Gym', 'Parking Travail', 'Photographie-3', 'MarchÌ© Houilles', 'HÌ«pital Bauchat', 'TÌ©lÌ©siÌ¬ge 6 - bas', 'Brasserie Les voisins', 'Imprimeur', 'Tram Gennevilliers - AsniÌ¬res - Les courtilles', "Lieu d''accompagnement Ì©cole", 'RER C VERSAILLES CHANTIERS', 'Salle de sport', 'Tabac/presse-2', 'Centre Hospitalier Victor Dupouy', 'Bus route de Plessis', 'Travail - 14', 'ScÌ¬ne spectacle', 'Tram Porte de Vincennes', 'Stationnement Parc de Sceaux', 'Bus Avenue Puvis de Chavanes', 'RER Magenta', 'Rendez-vous client-3', 'Maison de retraite du pÌ¬re', 'ForÌ»t domaniale de VerriÌ¬res', 'Essence', 'DÌ©pose participant : HÌ«pital', 'Point de passage fonctionnel-3', 'BUS rue Cambronne', 'La Boucherie', 'BibliothÌ¬que Montreuil', 'RÌ©cupÌ©ration amie', 'Photocopies-2', <text:soft-page-break/>'DÌ©pÌ«t par une amie', 'Ancien domicile', 'ContrÌ«le travail', 'BANQUE', 'Point de passage fonctionnel-9', 'Parking Parc de Sceaux'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onospace" svg:font-family="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S</meta:editing-duration>
    <meta:editing-cycles>3</meta:editing-cycles>
    <meta:generator>LibreOffice/5.4.6.2$Windows_X86_64 LibreOffice_project/4014ce260a04f1026ba855d3b8d91541c224eab8</meta:generator>
    <dc:date>2018-04-29T16:07:49.151000000</dc:date>
    <meta:document-statistic meta:table-count="0" meta:image-count="0" meta:object-count="0" meta:page-count="5" meta:paragraph-count="1" meta:word-count="3491" meta:character-count="27716" meta:non-whitespace-character-count="24225"/>
    <meta:user-defined meta:name="Info 1"/>
    <meta:user-defined meta:name="Info 2"/>
    <meta:user-defined meta:name="Info 3"/>
    <meta:user-defined meta:name="Info 4"/>
  </office:meta>
</office:document-meta>
</file>